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row>
            <mo stretchy="false">[</mo>
            <mrow>
              <msub>
                <mi>A</mi>
                <mtext>B</mtext>
              </msub>
              <mi>,</mi>
              <msub>
                <mi>A</mi>
                <mtext>S</mtext>
              </msub>
            </mrow>
            <mo stretchy="false">]</mo>
          </mrow>
          <mrow>
            <mrow>
              <mo stretchy="false">−</mo>
              <mi/>
            </mrow>
          </mrow>
        </msub>
        <mo stretchy="false">=</mo>
        <mn>0</mn>
      </mrow>
    </mrow>
    <annotation encoding="StarMath 5.0">[A _"B", A _"S"] _{-`} =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3:58:04.143000000</meta:creation-date>
    <meta:generator>LibreOffice/4.1.4.2$Windows_x86 LibreOffice_project/0a0440ccc0227ad9829de5f46be37cfb6edcf72</meta:generator>
  </office:meta>
</office:document-meta>
</file>